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383cm" style:page-number="auto" table:align="center" style:writing-mode="lr-tb"/>
    </style:style>
    <style:style style:name="Table1.A" style:family="table-column">
      <style:table-column-properties style:column-width="16.383cm"/>
    </style:style>
    <style:style style:name="Table1.1" style:family="table-row">
      <style:table-row-properties style:min-row-height="5.0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2.54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 style:writing-mode="lr-tb"/>
    </style:style>
    <style:style style:name="Table1.3" style:family="table-row">
      <style:table-row-properties style:min-row-height="1.27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 style:writing-mode="lr-tb"/>
    </style:style>
    <style:style style:name="Table1.4" style:family="table-row">
      <style:table-row-properties style:min-row-height="0.635cm" fo:keep-together="auto"/>
    </style:style>
    <style:style style:name="Table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6.383cm" fo:margin-left="-0.191cm" table:align="left" style:writing-mode="lr-tb"/>
    </style:style>
    <style:style style:name="Table2.A" style:family="table-column">
      <style:table-column-properties style:column-width="16.3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pl" fo:country="PL" style:language-asian="pl" style:country-asian="PL"/>
    </style:style>
    <style:style style:name="P2" style:family="paragraph" style:parent-style-name="Standard">
      <style:text-properties fo:color="#4f81bd"/>
    </style:style>
    <style:style style:name="P3" style:family="paragraph" style:parent-style-name="Standard" style:list-style-name="WW8Num1"/>
    <style:style style:name="P4" style:family="paragraph" style:parent-style-name="Standard" style:list-style-name="WW8Num2"/>
    <style:style style:name="P5" style:family="paragraph" style:parent-style-name="Standard" style:list-style-name="WW8Num5"/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font-name-asian="Calibri" style:font-name-complex="Calibri"/>
    </style:style>
    <style:style style:name="P8" style:family="paragraph" style:parent-style-name="Standard">
      <style:text-properties officeooo:rsid="001307b8" officeooo:paragraph-rsid="001307b8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style:font-name="Cambria" fo:font-size="14pt" style:font-size-asian="14pt" style:font-name-complex="Cambria" style:font-size-complex="14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4f81bd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P15" style:family="paragraph" style:parent-style-name="Standard" style:list-style-name="WW8Num4">
      <style:paragraph-properties fo:margin-top="0cm" fo:margin-bottom="0cm" loext:contextual-spacing="false" fo:line-height="100%"/>
    </style:style>
    <style:style style:name="P16" style:family="paragraph" style:parent-style-name="Standard" style:list-style-name="WW8Num1">
      <style:paragraph-properties fo:margin-left="0cm" fo:margin-right="0cm" fo:text-indent="0cm" style:auto-text-indent="false"/>
    </style:style>
    <style:style style:name="P17" style:family="paragraph" style:parent-style-name="Bez_20_odstępów">
      <style:paragraph-properties fo:text-align="center" style:justify-single-word="false"/>
    </style:style>
    <style:style style:name="P18" style:family="paragraph" style:parent-style-name="Bez_20_odstępów">
      <style:paragraph-properties fo:text-align="center" style:justify-single-word="false"/>
      <style:text-properties fo:font-size="12pt" style:font-size-asian="12pt"/>
    </style:style>
    <style:style style:name="P19" style:family="paragraph" style:parent-style-name="Bez_20_odstępów">
      <style:paragraph-properties fo:text-align="center" style:justify-single-word="false"/>
      <style:text-properties fo:font-size="24pt" fo:font-weight="bold" style:font-size-asian="24pt" style:font-weight-asian="bold"/>
    </style:style>
    <style:style style:name="P20" style:family="paragraph" style:parent-style-name="Bez_20_odstępów">
      <style:paragraph-properties fo:text-align="center" style:justify-single-word="false"/>
      <style:text-properties fo:font-size="16pt" style:font-size-asian="16pt"/>
    </style:style>
    <style:style style:name="P21" style:family="paragraph" style:parent-style-name="Bez_20_odstępów">
      <style:paragraph-properties style:snap-to-layout-grid="false"/>
    </style:style>
    <style:style style:name="P22" style:family="paragraph" style:parent-style-name="Bez_20_odstępów">
      <style:paragraph-properties fo:text-align="center" style:justify-single-word="false"/>
      <style:text-properties fo:color="#000000" style:font-name="Arial" style:font-name-complex="Arial"/>
    </style:style>
    <style:style style:name="P23" style:family="paragraph" style:parent-style-name="Bez_20_odstępów">
      <style:paragraph-properties fo:text-align="justify" style:justify-single-word="false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Contents_20_1">
      <style:paragraph-properties>
        <style:tab-stops>
          <style:tab-stop style:position="1.94cm"/>
          <style:tab-stop style:position="15.98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</style:style>
    <style:style style:name="T1" style:family="text">
      <style:text-properties fo:language="pl" fo:country="PL" style:language-asian="pl" style:country-asian="PL"/>
    </style:style>
    <style:style style:name="T2" style:family="text">
      <style:text-properties style:font-name="Cambria" fo:font-size="14pt" style:font-size-asian="14pt" style:font-name-complex="Cambria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4f81bd"/>
    </style:style>
    <style:style style:name="T5" style:family="text">
      <style:text-properties style:font-name-asian="Calibri" style:font-name-complex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19"/>
          </table:table-cell>
        </table:table-row>
        <table:table-row table:style-name="Table1.3">
          <table:table-cell table:style-name="Table1.A3" office:value-type="string">
            <text:p text:style-name="P20">Dokumentacja analityczna systemu</text:p>
          </table:table-cell>
        </table:table-row>
        <table:table-row table:style-name="Table1.4">
          <table:table-cell table:style-name="Table1.A4" office:value-type="string">
            <text:p text:style-name="P21"/>
          </table:table-cell>
        </table:table-row>
        <table:table-row table:style-name="Table1.4">
          <table:table-cell table:style-name="Table1.A4" office:value-type="string">
            <text:p text:style-name="P22"/>
          </table:table-cell>
        </table:table-row>
        <table:table-row table:style-name="Table1.4">
          <table:table-cell table:style-name="Table1.A4" office:value-type="string">
            <text:p text:style-name="P17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/>
          </table:table-cell>
        </table:table-row>
      </table:table>
      <text:p text:style-name="Standard"/>
      <text:p text:style-name="P9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259470600" text:style-name="Index_20_Link" text:visited-style-name="Index_20_Link"><text:span text:style-name="T1">1<text:tab/>Wprowadzenie<text:tab/>2</text:span></text:a></text:p>
          <text:p text:style-name="P26"><text:a xlink:type="simple" xlink:href="#__RefHeading___Toc259470601" text:style-name="Index_20_Link" text:visited-style-name="Index_20_Link"><text:span text:style-name="T1">1.1<text:tab/>Opis systemu<text:tab/>2</text:span></text:a></text:p>
          <text:p text:style-name="P26"><text:a xlink:type="simple" xlink:href="#__RefHeading___Toc259470602" text:style-name="Index_20_Link" text:visited-style-name="Index_20_Link"><text:span text:style-name="T1">1.2<text:tab/>Cele do osiągnięcia<text:tab/>2</text:span></text:a></text:p>
          <text:p text:style-name="P26"><text:a xlink:type="simple" xlink:href="#__RefHeading___Toc259470603" text:style-name="Index_20_Link" text:visited-style-name="Index_20_Link"><text:span text:style-name="T1">1.3<text:tab/>Słownik<text:tab/>2</text:span></text:a></text:p>
          <text:p text:style-name="P25"><text:a xlink:type="simple" xlink:href="#__RefHeading___Toc259470604" text:style-name="Index_20_Link" text:visited-style-name="Index_20_Link"><text:span text:style-name="T1">2<text:tab/>Wymagania funkcjonalne - przypadki użycia<text:tab/>2</text:span></text:a></text:p>
          <text:p text:style-name="P26"><text:a xlink:type="simple" xlink:href="#__RefHeading___Toc259470605" text:style-name="Index_20_Link" text:visited-style-name="Index_20_Link"><text:span text:style-name="T1">2.1<text:tab/>Identyfikator – <text:s/>nazwa przypadku użycia<text:tab/>2</text:span></text:a></text:p>
          <text:p text:style-name="P25"><text:a xlink:type="simple" xlink:href="#__RefHeading___Toc259470606" text:style-name="Index_20_Link" text:visited-style-name="Index_20_Link"><text:span text:style-name="T1">3<text:tab/>Wymagania niefunkcjonalne<text:tab/>2</text:span></text:a></text:p>
          <text:p text:style-name="P26"><text:a xlink:type="simple" xlink:href="#__RefHeading___Toc259470607" text:style-name="Index_20_Link" text:visited-style-name="Index_20_Link"><text:span text:style-name="T1">3.1<text:tab/>Wymagania względem projektu<text:tab/>2</text:span></text:a></text:p>
          <text:p text:style-name="P26"><text:a xlink:type="simple" xlink:href="#__RefHeading___Toc259470608" text:style-name="Index_20_Link" text:visited-style-name="Index_20_Link"><text:span text:style-name="T1">3.2<text:tab/>Reguły biznesowe<text:tab/>2</text:span></text:a></text:p>
          <text:p text:style-name="P26"><text:a xlink:type="simple" xlink:href="#__RefHeading___Toc259470609" text:style-name="Index_20_Link" text:visited-style-name="Index_20_Link"><text:span text:style-name="T1">3.3<text:tab/>Ograniczenia implementacji<text:tab/>2</text:span></text:a></text:p>
          <text:p text:style-name="P26"><text:a xlink:type="simple" xlink:href="#__RefHeading___Toc259470610" text:style-name="Index_20_Link" text:visited-style-name="Index_20_Link"><text:span text:style-name="T1">3.4<text:tab/>Dostępność, wydajność, niezawodność<text:tab/>2</text:span></text:a></text:p>
          <text:p text:style-name="P26"><text:a xlink:type="simple" xlink:href="#__RefHeading___Toc259470611" text:style-name="Index_20_Link" text:visited-style-name="Index_20_Link"><text:span text:style-name="T1">3.5<text:tab/>Użyteczność<text:tab/>2</text:span></text:a></text:p>
          <text:p text:style-name="P26"><text:a xlink:type="simple" xlink:href="#__RefHeading___Toc259470612" text:style-name="Index_20_Link" text:visited-style-name="Index_20_Link"><text:span text:style-name="T1">3.6<text:tab/>Dokumentacja<text:tab/>2</text:span></text:a></text:p>
          <text:p text:style-name="P26"><text:a xlink:type="simple" xlink:href="#__RefHeading___Toc259470613" text:style-name="Index_20_Link" text:visited-style-name="Index_20_Link"><text:span text:style-name="T1">3.7<text:tab/>Utrzymanie systemu<text:tab/>2</text:span></text:a></text:p>
          <text:p text:style-name="P25"><text:a xlink:type="simple" xlink:href="#__RefHeading___Toc259470614" text:style-name="Index_20_Link" text:visited-style-name="Index_20_Link"><text:span text:style-name="T1">4<text:tab/>Model dziedziny<text:tab/>2</text:span></text:a></text:p>
          <text:p text:style-name="P25"><text:a xlink:type="simple" xlink:href="#__RefHeading___Toc259470615" text:style-name="Index_20_Link" text:visited-style-name="Index_20_Link"><text:span text:style-name="T1">5<text:tab/>Modele stanów obiektów dziedziny<text:tab/>2</text:span></text:a></text:p>
          <text:p text:style-name="P25"><text:a xlink:type="simple" xlink:href="#__RefHeading___Toc259470616" text:style-name="Index_20_Link" text:visited-style-name="Index_20_Link"><text:span text:style-name="T1">6<text:tab/>Problemy i ryzyka<text:tab/>2</text:span></text:a></text:p>
        </text:index-body>
      </text:table-of-content>
      <text:p text:style-name="P1"/>
      <text:p text:style-name="P10"/>
      <text:h text:style-name="Heading_20_1" text:outline-level="1"><text:bookmark-start text:name="__RefHeading___Toc259470600"/>Wprowadzenie<text:bookmark-end text:name="__RefHeading___Toc259470600"/></text:h>
      <text:h text:style-name="Heading_20_2" text:outline-level="2"><text:bookmark-start text:name="__RefHeading___Toc259470601"/>Opis systemu<text:bookmark-end text:name="__RefHeading___Toc259470601"/><text:line-break/></text:h>
      <text:h text:style-name="Heading_20_2" text:outline-level="2"><text:bookmark-start text:name="__RefHeading___Toc259470602"/>Cele do osiągnięcia<text:bookmark-end text:name="__RefHeading___Toc259470602"/></text:h>
      <text:p text:style-name="Standard"/>
      <text:h text:style-name="Heading_20_2" text:outline-level="2"><text:bookmark-start text:name="__RefHeading___Toc259470603"/>Słownik<text:bookmark-end text:name="__RefHeading___Toc259470603"/></text:h>
      <text:p text:style-name="Standard"/>
      <text:h text:style-name="Heading_20_1" text:outline-level="1"><text:bookmark-start text:name="__RefHeading___Toc259470604"/>Wymagania funkcjonalne - przypadki użycia<text:bookmark-end text:name="__RefHeading___Toc259470604"/></text:h>
      <text:p text:style-name="P2">[Diagram przypadków użycia]</text:p>
      <text:p text:style-name="P2">Nie jest konieczne wypełnianie wszystkich punktów szablonu przypadku użycia.</text:p>
      <text:h text:style-name="Heading_20_2" text:outline-level="2"><text:bookmark-start text:name="__RefHeading___Toc259470605"/>Identyfikator – <text:s/>nazwa przypadku użycia<text:bookmark-end text:name="__RefHeading___Toc259470605"/></text:h>
      <text:h text:style-name="Heading_20_3" text:outline-level="3">Opis przypadku użycia</text:h>
      <text:h text:style-name="Heading_20_3" text:outline-level="3">Aktorzy</text:h>
      <text:h text:style-name="Heading_20_3" text:outline-level="3">Poziom</text:h>
      <text:p text:style-name="P2">Jeden z trzech poziomów: ogólnego, użytkownika i podfunkcji.</text:p>
      <text:h text:style-name="Heading_20_3" text:outline-level="3">Cel (cel biznesowy osiągany przez ten przypadek użycia)</text:h>
      <text:h text:style-name="Heading_20_3" text:outline-level="3">Cele użytkowników</text:h>
      <text:h text:style-name="Heading_20_3" text:outline-level="3">Warunki początkowe (ograniczenia)</text:h>
      <text:h text:style-name="Heading_20_3" text:outline-level="3">Częstotliwość wykonania</text:h>
      <text:h text:style-name="Heading_20_3" text:outline-level="3">Wyzwalacz</text:h>
      <text:h text:style-name="Heading_20_3" text:outline-level="3">Warunki końcowe</text:h>
      <text:h text:style-name="Heading_20_3" text:outline-level="3">Scenariusz główny</text:h>
      <text:p text:style-name="Standard"/>
      <text:p text:style-name="Standard"/>
      <text:list xml:id="list5137776019120709240" text:style-name="WW8Num1">
        <text:list-header>
          <text:p text:style-name="P16"/>
          <text:p text:style-name="P3"><text:span text:style-name="T4"/></text:p>
        </text:list-header>
      </text:list>
      <text:p text:style-name="P12"/>
      <text:p text:style-name="P11"><text:soft-page-break/><text:span text:style-name="T4"/></text:p>
      <text:h text:style-name="Heading_20_3" text:outline-level="3">Scenariusze alternatywne</text:h>
      <text:p text:style-name="Standard"/>
      <text:p text:style-name="P13"/>
      <text:p text:style-name="P6"/>
      <text:h text:style-name="Heading_20_3" text:outline-level="3">Powiązane reguły biznesowe</text:h>
      <text:h text:style-name="Heading_20_3" text:outline-level="3">Rozszerzane przypadki użycia</text:h>
      <text:h text:style-name="Heading_20_3" text:outline-level="3">Włączone przypadki użycia</text:h>
      <text:h text:style-name="Heading_20_3" text:outline-level="3">Problemy</text:h>
      <text:h text:style-name="Heading_20_3" text:outline-level="3">Decyzje</text:h>
      <text:h text:style-name="Heading_20_1" text:outline-level="1"><text:bookmark-start text:name="__RefHeading___Toc259470606"/>Wymagania niefunkcjonalne<text:bookmark-end text:name="__RefHeading___Toc259470606"/></text:h>
      <text:p text:style-name="P2">Wszystkie wymagania powinny mieć identyfikatory.</text:p>
      <text:h text:style-name="Heading_20_2" text:outline-level="2"><text:bookmark-start text:name="__RefHeading___Toc259470607"/>Wymagania względem projektu<text:bookmark-end text:name="__RefHeading___Toc259470607"/></text:h>
      <text:p text:style-name="P2">Jakie są ograniczenia czasu realizacji oraz inne wymogi związane z organizacją pracy?</text:p>
      <text:h text:style-name="Heading_20_3" text:outline-level="3">Identyfikator – nazwa wymagania</text:h>
      <text:p text:style-name="P7">…</text:p>
      <text:h text:style-name="Heading_20_2" text:outline-level="2"><text:bookmark-start text:name="__RefHeading___Toc259470608"/>Reguły biznesowe<text:bookmark-end text:name="__RefHeading___Toc259470608"/></text:h>
      <text:h text:style-name="Heading_20_3" text:outline-level="3">Identyfikator – nazwa wymagania</text:h>
      <text:p text:style-name="P7">…</text:p>
      <text:h text:style-name="Heading_20_2" text:outline-level="2"><text:bookmark-start text:name="__RefHeading___Toc259470609"/>Ograniczenia implementacji<text:bookmark-end text:name="__RefHeading___Toc259470609"/></text:h>
      <text:p text:style-name="P2">Co wpływa na technologie i techniki wykorzystywane do realizacji projektu?</text:p>
      <text:h text:style-name="Heading_20_2" text:outline-level="2"><text:bookmark-start text:name="__RefHeading___Toc259470610"/>Dostępność, wydajność, niezawodność<text:bookmark-end text:name="__RefHeading___Toc259470610"/></text:h>
      <text:h text:style-name="Heading_20_2" text:outline-level="2"><text:bookmark-start text:name="__RefHeading___Toc259470611"/>Użyteczność<text:bookmark-end text:name="__RefHeading___Toc259470611"/></text:h>
      <text:h text:style-name="Heading_20_2" text:outline-level="2"><text:bookmark-start text:name="__RefHeading___Toc259470612"/>Dokumentacja<text:bookmark-end text:name="__RefHeading___Toc259470612"/></text:h>
      <text:p text:style-name="P2">Jakie są wytyczne dla dokumentacji użytkownika, dokumentacji projektowej oraz kodu?</text:p>
      <text:h text:style-name="Heading_20_2" text:outline-level="2"><text:bookmark-start text:name="__RefHeading___Toc259470613"/>Utrzymanie systemu<text:bookmark-end text:name="__RefHeading___Toc259470613"/></text:h>
      <text:p text:style-name="Standard"/>
      <text:h text:style-name="Heading_20_1" text:outline-level="1"><text:bookmark-start text:name="__RefHeading___Toc259470614"/>Model dziedziny<text:bookmark-end text:name="__RefHeading___Toc259470614"/></text:h>
      <text:p text:style-name="P2">[Diagram]</text:p>
      <text:p text:style-name="P2"><text:soft-page-break/>[Opis odpowiedzialności klas obiektów]</text:p>
      <text:h text:style-name="Heading_20_1" text:outline-level="1"><text:bookmark-start text:name="__RefHeading___Toc259470615"/>Modele stanów obiektów dziedziny<text:bookmark-end text:name="__RefHeading___Toc259470615"/></text:h>
      <text:p text:style-name="P2">Opcjonalne. Dla systemów, których zachowanie zależy od stanu obiektów.</text:p>
      <text:h text:style-name="Heading_20_1" text:outline-level="1"><text:bookmark-start text:name="__RefHeading___Toc259470616"/>Problemy i ryzyka<text:bookmark-end text:name="__RefHeading___Toc259470616"/>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0cm" fo:margin-top="0cm" fo:margin-bottom="0.353cm" loext:contextual-spacing="false" fo:line-height="115%" fo:orphans="2" fo:widows="2" fo:text-indent="0cm" style:auto-text-indent="false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353cm" loext:contextual-spacing="true" fo:line-height="100%" fo:padding-left="0cm" fo:padding-right="0cm" fo:padding-top="0cm" fo:padding-bottom="0.035cm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true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line-height="112%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/>
      <style:text-properties fo:color="#7f7f7f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12%"/>
      <style:text-properties fo:color="#7f7f7f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ize="10pt" fo:letter-spacing="0.009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top="0cm" fo:margin-bottom="1.058cm" loext:contextual-spacing="false"/>
      <style:text-properties style:font-name="Cambria" fo:font-family="Cambria" style:font-family-generic="roman" style:font-pitch="variable" fo:font-size="12pt" fo:letter-spacing="0.023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ez_20_odstępów" style:display-name="Bez odstępów" style:family="paragraph" style:parent-style-name="Standard">
      <style:paragraph-properties fo:margin-top="0cm" fo:margin-bottom="0cm" loext:contextual-spacing="false" fo:line-height="100%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ytat" style:family="paragraph" style:parent-style-name="Standard" style:next-style-name="Standard">
      <style:paragraph-properties fo:margin-left="0.635cm" fo:margin-right="0.635cm" fo:margin-top="0.353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Cytat_20_intensywny" style:display-name="Cytat intensywny" style:family="paragraph" style:parent-style-name="Standard" style:next-style-name="Standard">
      <style:paragraph-properties fo:margin-left="1.778cm" fo:margin-right="2.032cm" fo:margin-top="0.353cm" fo:margin-bottom="0.494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Nagłówek_20_spisu_20_treści" style:display-name="Nagłówek spisu treści" style:family="paragraph" style:parent-style-name="Heading_20_1" style:next-style-name="Standard" style:default-outline-level="" style:list-style-name=""/>
    <style:style style:name="Tekst_20_dymka" style:display-name="Tekst dymka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agłówek_20_2_20_Znak" style:display-name="Nagłówek 2 Znak" style:family="text" style:parent-style-name="Domyślna_20_czcionka_20_akapitu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Nagłówek_20_3_20_Znak" style:display-name="Nagłówek 3 Znak" style:family="text" style:parent-style-name="Domyślna_20_czcionka_20_akapitu"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agłówek_20_4_20_Znak" style:display-name="Nagłówek 4 Znak" style:family="text" style:parent-style-name="Domyślna_20_czcionka_20_akapitu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Nagłówek_20_5_20_Znak" style:display-name="Nagłówek 5 Znak" style:family="text" style:parent-style-name="Domyślna_20_czcionka_20_akapitu">
      <style:text-properties fo:color="#7f7f7f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agłówek_20_6_20_Znak" style:display-name="Nagłówek 6 Znak" style:family="text" style:parent-style-name="Domyślna_20_czcionka_20_akapitu">
      <style:text-properties fo:color="#7f7f7f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Nagłówek_20_7_20_Znak" style:display-name="Nagłówek 7 Znak" style:family="text" style:parent-style-name="Domyślna_20_czcionka_20_akapitu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8_20_Znak" style:display-name="Nagłówek 8 Znak" style:family="text" style:parent-style-name="Domyślna_20_czcionka_20_akapitu"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agłówek_20_9_20_Znak" style:display-name="Nagłówek 9 Znak" style:family="text" style:parent-style-name="Domyślna_20_czcionka_20_akapitu">
      <style:text-properties style:font-name="Cambria" fo:font-family="Cambria" style:font-family-generic="roman" style:font-pitch="variable" fo:font-size="10pt" fo:letter-spacing="0.009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ytuł_20_Znak" style:display-name="Tytuł Znak" style:family="text" style:parent-style-name="Domyślna_20_czcionka_20_akapitu">
      <style:text-properties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Podtytuł_20_Znak" style:display-name="Podtytuł Znak" style:family="text" style:parent-style-name="Domyślna_20_czcionka_20_akapitu">
      <style:text-properties style:font-name="Cambria" fo:font-family="Cambria" style:font-family-generic="roman" style:font-pitch="variable" fo:font-size="12pt" fo:letter-spacing="0.023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fo:background-color="transparent" style:font-style-asian="italic" style:font-weight-asian="bold" style:font-style-complex="italic" style:font-weight-complex="bold"/>
    </style:style>
    <style:style style:name="Cytat_20_Znak" style:display-name="Cytat Znak" style:family="text" style:parent-style-name="Domyślna_20_czcionka_20_akapitu">
      <style:text-properties fo:font-style="italic" style:font-style-asian="italic" style:font-style-complex="italic"/>
    </style:style>
    <style:style style:name="Cytat_20_intensywny_20_Znak" style:display-name="Cytat intensywny Znak" style:family="text" style:parent-style-name="Domyślna_20_czcionka_20_akapitu">
      <style:text-properties fo:font-style="italic" fo:font-weight="bold" style:font-style-asian="italic" style:font-weight-asian="bold" style:font-style-complex="italic" style:font-weight-complex="bold"/>
    </style:style>
    <style:style style:name="Wyróżnienie_20_delikatne" style:display-name="Wyróżnienie delikatne" style:family="text">
      <style:text-properties fo:font-style="italic" style:font-style-asian="italic" style:font-style-complex="italic"/>
    </style:style>
    <style:style style:name="Wyróżnienie_20_intensywne" style:display-name="Wyróżnienie intensywne" style:family="text">
      <style:text-properties fo:font-weight="bold" style:font-weight-asian="bold" style:font-weight-complex="bold"/>
    </style:style>
    <style:style style:name="Odwołanie_20_delikatne" style:display-name="Odwołanie delikatne" style:family="text">
      <style:text-properties fo:font-variant="small-caps"/>
    </style:style>
    <style:style style:name="Odwołanie_20_intensywne" style:display-name="Odwołanie intensywne" style:family="text">
      <style:text-properties fo:font-variant="small-caps" fo:letter-spacing="0.009cm" style:text-underline-style="solid" style:text-underline-width="auto" style:text-underline-color="font-color"/>
    </style:style>
    <style:style style:name="Tytuł_20_książki" style:display-name="Tytuł książki" style:family="text">
      <style:text-properties fo:font-variant="small-caps" fo:letter-spacing="0.009cm" fo:font-style="italic" style:font-style-asian="italic" style:font-style-complex="italic"/>
    </style:style>
    <style:style style:name="Bez_20_odstępów_20_Znak" style:display-name="Bez odstępów Znak" style:family="text" style:parent-style-name="Domyślna_20_czcionka_20_akapitu"/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mbria" fo:font-size="14pt" style:font-size-asian="14pt" style:font-name-complex="Cambria" style:font-size-complex="14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span text:style-name="MT1">~ </text:span><text:page-number text:select-page="current">5</text:page-number><text:span text:style-name="MT1"> ~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Wpisz tytuł]</dc:title>
    <dc:subject>Dokumentacja analityczna systemu</dc:subject>
    <meta:initial-creator>wms</meta:initial-creator>
    <meta:creation-date>2010-05-13T15:12:00</meta:creation-date>
    <dc:creator>Kasztany </dc:creator>
    <dc:date>2017-03-08T07:52:03.449537716</dc:date>
    <meta:editing-cycles>4</meta:editing-cycles>
    <meta:editing-duration>PT7M6S</meta:editing-duration>
    <meta:document-statistic meta:table-count="2" meta:image-count="0" meta:object-count="0" meta:page-count="5" meta:paragraph-count="66" meta:word-count="274" meta:character-count="1947" meta:non-whitespace-character-count="1767"/>
    <meta:generator>LibreOffice/4.4.3.2$Linux_X86_64 LibreOffice_project/40m0$Build-2</meta:generator>
  </office:meta>
</office:document-meta>
</file>